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65c9f" style:font-weight-asian="bold" style:font-weight-complex="bold"/>
    </style:style>
    <style:style style:name="P3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4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6" style:family="paragraph" style:parent-style-name="Standard">
      <style:text-properties officeooo:paragraph-rsid="00065c9f"/>
    </style:style>
    <style:style style:name="P7" style:family="paragraph" style:parent-style-name="Standard">
      <style:text-properties officeooo:paragraph-rsid="000b1358"/>
    </style:style>
    <style:style style:name="P8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9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0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1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12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13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16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20" style:family="paragraph" style:parent-style-name="Preformatted_20_Text">
      <style:text-properties officeooo:paragraph-rsid="00065c9f"/>
    </style:style>
    <style:style style:name="P21" style:family="paragraph" style:parent-style-name="Standard">
      <style:text-properties officeooo:paragraph-rsid="002689ac"/>
    </style:style>
    <style:style style:name="P22" style:family="paragraph" style:parent-style-name="Preformatted_20_Text">
      <style:text-properties officeooo:paragraph-rsid="002689ac"/>
    </style:style>
    <style:style style:name="P23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/>
    </style:style>
    <style:style style:name="T3" style:family="text">
      <style:text-properties fo:font-size="16pt" officeooo:rsid="00245221" style:font-size-asian="10pt" style:font-size-complex="10pt"/>
    </style:style>
    <style:style style:name="T4" style:family="text">
      <style:text-properties fo:font-size="16pt" officeooo:rsid="002789fa" style:font-size-asian="10pt" style:font-size-complex="10pt"/>
    </style:style>
    <style:style style:name="T5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6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7" style:family="text">
      <style:text-properties fo:color="#000000" fo:font-size="18pt" style:text-underline-style="none" officeooo:rsid="000b1358" fo:background-color="#ffffff" loext:char-shading-value="0"/>
    </style:style>
    <style:style style:name="T8" style:family="text">
      <style:text-properties fo:color="#000000" fo:font-size="18pt" style:text-underline-style="none" officeooo:rsid="0005573d" fo:background-color="#ffffff" loext:char-shading-value="0"/>
    </style:style>
    <style:style style:name="T9" style:family="text">
      <style:text-properties fo:color="#000000" fo:font-size="16pt" fo:background-color="#ffffff" loext:char-shading-value="0"/>
    </style:style>
    <style:style style:name="T10" style:family="text">
      <style:text-properties fo:color="#000000" fo:font-size="16pt" style:text-underline-style="none" officeooo:rsid="0005573d" fo:background-color="#ffffff" loext:char-shading-value="0"/>
    </style:style>
    <style:style style:name="T11" style:family="text">
      <style:text-properties fo:color="#000000" fo:font-size="16pt" style:text-underline-style="none" officeooo:rsid="000932c5" fo:background-color="#ffffff" loext:char-shading-value="0"/>
    </style:style>
    <style:style style:name="T12" style:family="text">
      <style:text-properties fo:color="#000000" fo:font-size="16pt" style:text-underline-style="none" officeooo:rsid="000eff87" fo:background-color="#ffffff" loext:char-shading-value="0"/>
    </style:style>
    <style:style style:name="T13" style:family="text">
      <style:text-properties fo:color="#000000" fo:font-size="16pt" style:text-underline-style="none" officeooo:rsid="000fac1c" fo:background-color="#ffffff" loext:char-shading-value="0"/>
    </style:style>
    <style:style style:name="T14" style:family="text">
      <style:text-properties fo:color="#000000" fo:font-size="16pt" style:text-underline-style="none" officeooo:rsid="001371ce" fo:background-color="#ffffff" loext:char-shading-value="0"/>
    </style:style>
    <style:style style:name="T15" style:family="text">
      <style:text-properties fo:color="#000000" fo:font-size="16pt" style:text-underline-style="none" officeooo:rsid="0013ffe1" fo:background-color="#ffffff" loext:char-shading-value="0"/>
    </style:style>
    <style:style style:name="T16" style:family="text">
      <style:text-properties fo:color="#000000" fo:font-size="16pt" style:text-underline-style="none" officeooo:rsid="0014dead" fo:background-color="#ffffff" loext:char-shading-value="0"/>
    </style:style>
    <style:style style:name="T17" style:family="text">
      <style:text-properties fo:color="#000000" fo:font-size="14pt" fo:background-color="#ffffff" loext:char-shading-value="0"/>
    </style:style>
    <style:style style:name="T18" style:family="text">
      <style:text-properties fo:color="#000000" fo:font-size="14pt" style:text-underline-style="none" officeooo:rsid="0005573d" fo:background-color="#ffffff" loext:char-shading-value="0"/>
    </style:style>
    <style:style style:name="T19" style:family="text">
      <style:text-properties fo:color="#000000" fo:font-size="12pt" fo:background-color="#ffffff" loext:char-shading-value="0"/>
    </style:style>
    <style:style style:name="T20" style:family="text">
      <style:text-properties fo:color="#0000bb" fo:font-size="12pt" fo:background-color="#ffffff" loext:char-shading-value="0"/>
    </style:style>
    <style:style style:name="T21" style:family="text">
      <style:text-properties fo:color="#007700" fo:font-size="12pt" fo:background-color="#ffffff" loext:char-shading-value="0"/>
    </style:style>
    <style:style style:name="T22" style:family="text">
      <style:text-properties fo:color="#dd0000" fo:font-size="12pt" fo:background-color="#ffffff" loext:char-shading-value="0"/>
    </style:style>
    <style:style style:name="T23" style:family="text">
      <style:text-properties fo:color="#ff8000" fo:font-size="12pt" fo:background-color="#ffffff" loext:char-shading-value="0"/>
    </style:style>
    <style:style style:name="T24" style:family="text">
      <style:text-properties officeooo:rsid="001b4903"/>
    </style:style>
    <style:style style:name="T25" style:family="text">
      <style:text-properties fo:color="#800000" fo:font-size="16pt" fo:background-color="#ffff00" loext:char-shading-value="0"/>
    </style:style>
    <style:style style:name="T26" style:family="text">
      <style:text-properties style:font-name="Liberation Mono"/>
    </style:style>
    <style:style style:name="T27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Liberation Mono" fo:font-style="italic" style:font-style-asian="italic" style:font-style-complex="italic"/>
    </style:style>
    <style:style style:name="T29" style:family="text">
      <style:text-properties style:font-name="Liberation Mono" fo:font-style="italic" officeooo:rsid="002689ac" style:font-style-asian="italic" style:font-style-complex="italic"/>
    </style:style>
    <style:style style:name="T30" style:family="text">
      <style:text-properties style:font-name="Liberation Mono" fo:font-size="16pt" fo:font-style="italic" officeooo:rsid="0025fb59" style:font-size-asian="10pt" style:font-style-asian="italic" style:font-size-complex="10pt" style:font-style-complex="italic"/>
    </style:style>
    <style:style style:name="T31" style:family="text">
      <style:text-properties style:font-name="Liberation Mono" fo:font-style="normal" style:font-style-asian="normal" style:font-style-complex="normal"/>
    </style:style>
    <style:style style:name="T32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Abyssinica SIL" fo:font-size="16pt" officeooo:rsid="0025fb59" style:font-size-asian="10pt" style:font-size-complex="10pt"/>
    </style:style>
    <style:style style:name="T34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3"/><text:span text:style-name="T1">PHP Function</text:span></text:p>
      <text:p text:style-name="P5"/>
      <text:p text:style-name="P1">String function:</text:p>
      <text:p text:style-name="P1"/>
      <text:p text:style-name="P1"><text:span text:style-name="Strong_20_Emphasis"><text:span text:style-name="T2">Example #1 strstr() </text:span></text:span></text:p>
      <text:p text:style-name="P1"><text:span text:style-name="Strong_20_Emphasis"><text:span text:style-name="T2"/></text:span></text:p>
      <text:p text:style-name="P3"><text:span text:style-name="Source_20_Text"><text:span text:style-name="T20">&lt;?php<text:line-break/>$email  </text:span></text:span><text:span text:style-name="Source_20_Text"><text:span text:style-name="T21">= </text:span></text:span><text:span text:style-name="Source_20_Text"><text:span text:style-name="T22">'name@example.com'</text:span></text:span><text:span text:style-name="Source_20_Text"><text:span text:style-name="T21">;<text:line-break/></text:span></text:span><text:span text:style-name="Source_20_Text"><text:span text:style-name="T20">$domain </text:span></text:span><text:span text:style-name="Source_20_Text"><text:span text:style-name="T21">= </text:span></text:span><text:span text:style-name="Source_20_Text"><text:span text:style-name="T20">strstr</text:span></text:span><text:span text:style-name="Source_20_Text"><text:span text:style-name="T21">(</text:span></text:span><text:span text:style-name="Source_20_Text"><text:span text:style-name="T20">$email</text:span></text:span><text:span text:style-name="Source_20_Text"><text:span text:style-name="T21">, </text:span></text:span><text:span text:style-name="Source_20_Text"><text:span text:style-name="T22">'@'</text:span></text:span><text:span text:style-name="Source_20_Text"><text:span text:style-name="T21">);<text:line-break/>echo </text:span></text:span><text:span text:style-name="Source_20_Text"><text:span text:style-name="T20">$domain</text:span></text:span><text:span text:style-name="Source_20_Text"><text:span text:style-name="T21">; </text:span></text:span><text:span text:style-name="Source_20_Text"><text:span text:style-name="T23">// prints @example.com<text:line-break/><text:line-break/></text:span></text:span><text:span text:style-name="Source_20_Text"><text:span text:style-name="T20">$user </text:span></text:span><text:span text:style-name="Source_20_Text"><text:span text:style-name="T21">= </text:span></text:span><text:span text:style-name="Source_20_Text"><text:span text:style-name="T20">strstr</text:span></text:span><text:span text:style-name="Source_20_Text"><text:span text:style-name="T21">(</text:span></text:span><text:span text:style-name="Source_20_Text"><text:span text:style-name="T20">$email</text:span></text:span><text:span text:style-name="Source_20_Text"><text:span text:style-name="T21">, </text:span></text:span><text:span text:style-name="Source_20_Text"><text:span text:style-name="T22">'@'</text:span></text:span><text:span text:style-name="Source_20_Text"><text:span text:style-name="T21">, </text:span></text:span><text:span text:style-name="Source_20_Text"><text:span text:style-name="T20">true</text:span></text:span><text:span text:style-name="Source_20_Text"><text:span text:style-name="T21">); </text:span></text:span><text:span text:style-name="Source_20_Text"><text:span text:style-name="T23">// As of PHP 5.3.0<text:line-break/></text:span></text:span><text:span text:style-name="Source_20_Text"><text:span text:style-name="T21">echo </text:span></text:span><text:span text:style-name="Source_20_Text"><text:span text:style-name="T20">$user</text:span></text:span><text:span text:style-name="Source_20_Text"><text:span text:style-name="T21">; </text:span></text:span><text:span text:style-name="Source_20_Text"><text:span text:style-name="T23">// prints name<text:line-break/></text:span></text:span><text:span text:style-name="Source_20_Text"><text:span text:style-name="T20">?&gt;</text:span></text:span></text:p>
      <text:p text:style-name="P3"><text:span text:style-name="Source_20_Text"><text:span text:style-name="T20"/></text:span></text:p>
      <text:p text:style-name="P7"><text:span text:style-name="Strong_20_Emphasis"><text:span text:style-name="T18">Example #</text:span></text:span><text:span text:style-name="Strong_20_Emphasis"><text:span text:style-name="T7">2</text:span></text:span><text:span text:style-name="Strong_20_Emphasis"><text:span text:style-name="T18"> </text:span></text:span><text:span text:style-name="Strong_20_Emphasis"><text:span text:style-name="T8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17"> - Case-insensitive strstr</text:span></text:span></text:p>
      <text:p text:style-name="P7"><text:span text:style-name="Source_20_Text"><text:span text:style-name="T20">&lt;?php<text:line-break/>  $email </text:span></text:span><text:span text:style-name="Source_20_Text"><text:span text:style-name="T21">= </text:span></text:span><text:span text:style-name="Source_20_Text"><text:span text:style-name="T22">'USER@EXAMPLE.com'</text:span></text:span><text:span text:style-name="Source_20_Text"><text:span text:style-name="T21">;<text:line-break/>  echo </text:span></text:span><text:span text:style-name="Source_20_Text"><text:span text:style-name="T20">stristr</text:span></text:span><text:span text:style-name="Source_20_Text"><text:span text:style-name="T21">(</text:span></text:span><text:span text:style-name="Source_20_Text"><text:span text:style-name="T20">$email</text:span></text:span><text:span text:style-name="Source_20_Text"><text:span text:style-name="T21">, </text:span></text:span><text:span text:style-name="Source_20_Text"><text:span text:style-name="T22">'e'</text:span></text:span><text:span text:style-name="Source_20_Text"><text:span text:style-name="T21">); </text:span></text:span><text:span text:style-name="Source_20_Text"><text:span text:style-name="T23">// outputs ER@EXAMPLE.com<text:line-break/>  </text:span></text:span><text:span text:style-name="Source_20_Text"><text:span text:style-name="T21">echo </text:span></text:span><text:span text:style-name="Source_20_Text"><text:span text:style-name="T20">stristr</text:span></text:span><text:span text:style-name="Source_20_Text"><text:span text:style-name="T21">(</text:span></text:span><text:span text:style-name="Source_20_Text"><text:span text:style-name="T20">$email</text:span></text:span><text:span text:style-name="Source_20_Text"><text:span text:style-name="T21">, </text:span></text:span><text:span text:style-name="Source_20_Text"><text:span text:style-name="T22">'e'</text:span></text:span><text:span text:style-name="Source_20_Text"><text:span text:style-name="T21">, </text:span></text:span><text:span text:style-name="Source_20_Text"><text:span text:style-name="T20">true</text:span></text:span><text:span text:style-name="Source_20_Text"><text:span text:style-name="T21">); </text:span></text:span><text:span text:style-name="Source_20_Text"><text:span text:style-name="T23">// As of PHP 5.3.0, outputs US<text:line-break/></text:span></text:span><text:span text:style-name="Source_20_Text"><text:span text:style-name="T20">?&gt;</text:span></text:span><text:span text:style-name="Source_20_Text"><text:span text:style-name="T19"> </text:span></text:span></text:p>
      <text:p text:style-name="P7"><text:span text:style-name="Source_20_Text"><text:span text:style-name="T17"/></text:span></text:p>
      <text:p text:style-name="P1"><text:span text:style-name="Source_20_Text"><text:span text:style-name="T19"/></text:span></text:p>
      <text:p text:style-name="P6"><text:span text:style-name="Strong_20_Emphasis"><text:span text:style-name="T10">Example #</text:span></text:span><text:span text:style-name="Strong_20_Emphasis"><text:span text:style-name="T11">3</text:span></text:span><text:span text:style-name="Strong_20_Emphasis"><text:span text:style-name="T10"> </text:span></text:span><text:span text:style-name="Strong_20_Emphasis"><text:span text:style-name="T9">strpos(string,find,start),stripos() </text:span></text:span></text:p>
      <text:p text:style-name="P20"><text:span text:style-name="Strong_20_Emphasis"><text:span text:style-name="T25">strpos(original_str, search_str, start_pos)</text:span></text:span></text:p>
      <text:p text:style-name="P6"><text:span text:style-name="Strong_20_Emphasis"><text:span text:style-name="T9"/></text:span></text:p>
      <text:p text:style-name="P20"><text:span text:style-name="Strong_20_Emphasis"><text:span text:style-name="T9">&lt;?php</text:span></text:span></text:p>
      <text:p text:style-name="Preformatted_20_Text"><text:s text:c="3"/>echo strpos("Tutorials point simply easy learning !","easy");</text:p>
      <text:p text:style-name="P14">?&gt;</text:p>
      <text:p text:style-name="P16">ans : 36</text:p>
      <text:p text:style-name="P15"><text:tab/>echo " string position.................... &lt;br&gt;"</text:p>
      <text:p text:style-name="P15">$str = "ignore everything except this (text)";</text:p>
      <text:p text:style-name="P15">$start <text:s/>= strpos($str, '('); <text:span text:style-name="T24">and : 30</text:span></text:p>
      <text:p text:style-name="P15">$end <text:s text:c="3"/>= strpos($str, ')', $start + 1);</text:p>
      <text:p text:style-name="P15">echo $end;</text:p>
      <text:p text:style-name="P17">example:</text:p>
      <text:p text:style-name="P12"><text:soft-page-break/><text:span text:style-name="Source_20_Text">&lt;?p</text:span><text:span text:style-name="Source_20_Text"><text:span text:style-name="T27">hp </text:span></text:span></text:p>
      <text:p text:style-name="Standard"><text:span text:style-name="Source_20_Text"><text:span text:style-name="T27"> </text:span></text:span><text:span text:style-name="T27"> </text:span></text:p>
      <text:p text:style-name="Standard"><text:span text:style-name="Source_20_Text"><text:span text:style-name="T27">// PHP code to search for a specific string's position </text:span></text:span></text:p>
      <text:p text:style-name="Standard"><text:span text:style-name="Source_20_Text"><text:span text:style-name="T27">// first occurrence using strpos() case-sensitive function </text:span></text:span></text:p>
      <text:p text:style-name="Standard"><text:span text:style-name="Source_20_Text"><text:span text:style-name="T27">function</text:span></text:span><text:span text:style-name="T27"> </text:span><text:span text:style-name="Source_20_Text"><text:span text:style-name="T27">Search($search, $string){ </text:span></text:span></text:p>
      <text:p text:style-name="Standard"><text:span text:style-name="Source_20_Text"><text:span text:style-name="T27">    $position</text:span></text:span><text:span text:style-name="T27"> </text:span><text:span text:style-name="Source_20_Text"><text:span text:style-name="T27">= strpos($string, $search, 5);   </text:span></text:span></text:p>
      <text:p text:style-name="Standard"><text:span text:style-name="Source_20_Text"><text:span text:style-name="T27">    if</text:span></text:span><text:span text:style-name="T27"> </text:span><text:span text:style-name="Source_20_Text"><text:span text:style-name="T27">($position</text:span></text:span><text:span text:style-name="T27"> </text:span><text:span text:style-name="Source_20_Text"><text:span text:style-name="T27">== true){ </text:span></text:span></text:p>
      <text:p text:style-name="Standard"><text:span text:style-name="Source_20_Text"><text:span text:style-name="T27">        return</text:span></text:span><text:span text:style-name="T27"> </text:span><text:span text:style-name="Source_20_Text"><text:span text:style-name="T27">"Found at position: "</text:span></text:span><text:span text:style-name="T27"> </text:span><text:span text:style-name="Source_20_Text"><text:span text:style-name="T27">. $position; </text:span></text:span></text:p>
      <text:p text:style-name="Standard"><text:span text:style-name="Source_20_Text"><text:span text:style-name="T27">    } </text:span></text:span></text:p>
      <text:p text:style-name="Standard"><text:span text:style-name="Source_20_Text"><text:span text:style-name="T27">    else{ </text:span></text:span></text:p>
      <text:p text:style-name="Standard"><text:span text:style-name="Source_20_Text"><text:span text:style-name="T27">        return</text:span></text:span><text:span text:style-name="T27"> </text:span><text:span text:style-name="Source_20_Text"><text:span text:style-name="T27">"Not Found"; </text:span></text:span></text:p>
      <text:p text:style-name="Standard"><text:span text:style-name="Source_20_Text"><text:span text:style-name="T27">    } </text:span></text:span></text:p>
      <text:p text:style-name="Standard"><text:span text:style-name="Source_20_Text"><text:span text:style-name="T27">} </text:span></text:span></text:p>
      <text:p text:style-name="Standard"><text:span text:style-name="Source_20_Text"><text:span text:style-name="T27"> </text:span></text:span><text:span text:style-name="T27"> </text:span></text:p>
      <text:p text:style-name="Standard"><text:span text:style-name="Source_20_Text"><text:span text:style-name="T27">// Driver Code </text:span></text:span></text:p>
      <text:p text:style-name="Standard"><text:span text:style-name="Source_20_Text"><text:span text:style-name="T27">$string</text:span></text:span><text:span text:style-name="T27"> </text:span><text:span text:style-name="Source_20_Text"><text:span text:style-name="T27">= "Welcome to GeeksforGeeks"; </text:span></text:span></text:p>
      <text:p text:style-name="Standard"><text:span text:style-name="Source_20_Text"><text:span text:style-name="T27">$search</text:span></text:span><text:span text:style-name="T27"> </text:span><text:span text:style-name="Source_20_Text"><text:span text:style-name="T27">= "Geeks"; </text:span></text:span></text:p>
      <text:p text:style-name="Standard"><text:span text:style-name="Source_20_Text"><text:span text:style-name="T27">echo</text:span></text:span><text:span text:style-name="T27"> </text:span><text:span text:style-name="Source_20_Text"><text:span text:style-name="T27">Search($search, $string); </text:span></text:span></text:p>
      <text:p text:style-name="Standard"><text:span text:style-name="Source_20_Text"><text:span text:style-name="T27">?&gt; </text:span></text:span></text:p>
      <text:p text:style-name="P14"><text:span text:style-name="Source_20_Text">Found at position 11</text:span></text:p>
      <text:p text:style-name="P23"><text:span text:style-name="Strong_20_Emphasis"><text:span text:style-name="T3">stripos() in PHP</text:span></text:span><text:span text:style-name="Strong_20_Emphasis"><text:span text:style-name="T4">(case-insensitive)</text:span></text:span><text:span text:style-name="Strong_20_Emphasis"><text:span text:style-name="T3">:</text:span></text:span></text:p>
      <text:p text:style-name="P19"><text:span text:style-name="Strong_20_Emphasis"><text:span text:style-name="T33">syntex:</text:span></text:span></text:p>
      <text:p text:style-name="P18"><text:span text:style-name="Strong_20_Emphasis"><text:span text:style-name="T34">stripos(original_str, </text:span></text:span><text:span text:style-name="Strong_20_Emphasis"><text:span text:style-name="T5">search_str, start_pos)</text:span></text:span></text:p>
      <text:p text:style-name="P19"><text:span text:style-name="Strong_20_Emphasis"><text:span text:style-name="T6">example:</text:span></text:span></text:p>
      <text:p text:style-name="P13"><text:span text:style-name="Source_20_Text"><text:span text:style-name="T6">&lt;?php </text:span></text:span></text:p>
      <text:p text:style-name="Standard"><text:span text:style-name="Source_20_Text"><text:span text:style-name="T28">/</text:span></text:span><text:span text:style-name="Source_20_Text"><text:span text:style-name="T32">/ first occurrence using stripos() case-insensitive function </text:span></text:span></text:p>
      <text:p text:style-name="Standard"><text:span text:style-name="Source_20_Text"><text:span text:style-name="T32">function</text:span></text:span><text:span text:style-name="T32"> </text:span><text:span text:style-name="Source_20_Text"><text:span text:style-name="T32">Search($search, $string){ </text:span></text:span></text:p>
      <text:p text:style-name="Standard"><text:span text:style-name="Source_20_Text"><text:span text:style-name="T32">    $position</text:span></text:span><text:span text:style-name="T32"> </text:span><text:span text:style-name="Source_20_Text"><text:span text:style-name="T32">= stripos($string, $search, 5);   </text:span></text:span></text:p>
      <text:p text:style-name="Standard"><text:span text:style-name="Source_20_Text"><text:span text:style-name="T32">    if</text:span></text:span><text:span text:style-name="T32"> </text:span><text:span text:style-name="Source_20_Text"><text:span text:style-name="T32">($position</text:span></text:span><text:span text:style-name="T32"> </text:span><text:span text:style-name="Source_20_Text"><text:span text:style-name="T32">== true){ </text:span></text:span></text:p>
      <text:p text:style-name="Standard"><text:span text:style-name="Source_20_Text"><text:span text:style-name="T32">        return</text:span></text:span><text:span text:style-name="T32"> </text:span><text:span text:style-name="Source_20_Text"><text:span text:style-name="T32">"Found at posiion "</text:span></text:span><text:span text:style-name="T32"> </text:span><text:span text:style-name="Source_20_Text"><text:span text:style-name="T32">. $position; </text:span></text:span></text:p>
      <text:p text:style-name="Standard"><text:span text:style-name="Source_20_Text"><text:span text:style-name="T32">    } </text:span></text:span></text:p>
      <text:p text:style-name="Standard"><text:span text:style-name="Source_20_Text"><text:span text:style-name="T32">    else{ </text:span></text:span></text:p>
      <text:p text:style-name="Standard"><text:span text:style-name="Source_20_Text"><text:span text:style-name="T32">        return</text:span></text:span><text:span text:style-name="T32"> </text:span><text:span text:style-name="Source_20_Text"><text:span text:style-name="T32">"Not Found"; </text:span></text:span></text:p>
      <text:p text:style-name="Standard"><text:span text:style-name="Source_20_Text"><text:span text:style-name="T32">    } </text:span></text:span></text:p>
      <text:p text:style-name="Standard"><text:span text:style-name="Source_20_Text"><text:span text:style-name="T32">} </text:span></text:span></text:p>
      <text:p text:style-name="Standard"><text:span text:style-name="Source_20_Text"><text:span text:style-name="T32"> </text:span></text:span><text:span text:style-name="T32"> </text:span></text:p>
      <text:p text:style-name="Standard"><text:span text:style-name="Source_20_Text"><text:span text:style-name="T32">// Driver Code </text:span></text:span></text:p>
      <text:p text:style-name="Standard"><text:span text:style-name="Source_20_Text"><text:span text:style-name="T32">$string</text:span></text:span><text:span text:style-name="T32"> </text:span><text:span text:style-name="Source_20_Text"><text:span text:style-name="T32">= "Welcome to GeeksforGeeks"; </text:span></text:span></text:p>
      <text:p text:style-name="Standard"><text:span text:style-name="Source_20_Text"><text:span text:style-name="T32">$search</text:span></text:span><text:span text:style-name="T32"> </text:span><text:span text:style-name="Source_20_Text"><text:span text:style-name="T32">= "geeks"; </text:span></text:span></text:p>
      <text:p text:style-name="Standard"><text:span text:style-name="Source_20_Text"><text:span text:style-name="T32">echo</text:span></text:span><text:span text:style-name="T32"> </text:span><text:span text:style-name="Source_20_Text"><text:span text:style-name="T32">Search($search, $strin</text:span></text:span><text:span text:style-name="Source_20_Text"><text:span text:style-name="T28">g); </text:span></text:span></text:p>
      <text:p text:style-name="P21"><text:soft-page-break/><text:span text:style-name="Source_20_Text"><text:span text:style-name="T29">Output:</text:span></text:span></text:p>
      <text:p text:style-name="P22"><text:span text:style-name="Source_20_Text"><text:span text:style-name="T29">Found at position 11</text:span></text:span></text:p>
      <text:p text:style-name="P21"><text:span text:style-name="Source_20_Text"><text:span text:style-name="T29"/></text:span></text:p>
      <text:p text:style-name="P19"><text:span text:style-name="Strong_20_Emphasis"><text:span text:style-name="T30"/></text:span></text:p>
      <text:p text:style-name="P18"><text:span text:style-name="Strong_20_Emphasis"><text:span text:style-name="T3"/></text:span></text:p>
      <text:p text:style-name="Standard"><text:span text:style-name="Source_20_Text"/></text:p>
      <text:p text:style-name="P17"/>
      <text:p text:style-name="P8"><text:span text:style-name="Strong_20_Emphasis"><text:span text:style-name="T10">Example #</text:span></text:span><text:span text:style-name="Strong_20_Emphasis"><text:span text:style-name="T12">4</text:span></text:span><text:span text:style-name="Strong_20_Emphasis"><text:span text:style-name="T10"> </text:span></text:span><text:span text:style-name="Strong_20_Emphasis"><text:span text:style-name="T13">substr(</text:span></text:span><text:span text:style-name="Strong_20_Emphasis"><text:span text:style-name="Emphasis"><text:span text:style-name="T13">string,start,length</text:span></text:span></text:span><text:span text:style-name="Strong_20_Emphasis"><text:span text:style-name="T13">) </text:span></text:span></text:p>
      <text:p text:style-name="P8"><text:span text:style-name="Strong_20_Emphasis"><text:span text:style-name="T13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8"><text:span text:style-name="Strong_20_Emphasis"><text:span text:style-name="T13"/></text:span></text:p>
      <text:p text:style-name="P10"><text:span text:style-name="Strong_20_Emphasis"><text:span text:style-name="T15">output:</text:span></text:span></text:p>
      <text:p text:style-name="P10"><text:span text:style-name="Strong_20_Emphasis"><text:span text:style-name="T15">d<text:line-break/>ello world<text:line-break/>lo world<text:line-break/>orld<text:line-break/><text:line-break/>d<text:line-break/>ello world<text:line-break/>lo world<text:line-break/>orld</text:span></text:span></text:p>
      <text:p text:style-name="P8"><text:span text:style-name="Strong_20_Emphasis"><text:span text:style-name="T13"/></text:span></text:p>
      <text:p text:style-name="P8"><text:soft-page-break/><text:span text:style-name="Strong_20_Emphasis"><text:span text:style-name="T13">&lt;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9"><text:span text:style-name="Strong_20_Emphasis"><text:span text:style-name="T14">output:</text:span></text:span></text:p>
      <text:p text:style-name="P9"><text:span text:style-name="Strong_20_Emphasis"><text:span text:style-name="T14">Hello worl<text:line-break/>ello wor<text:line-break/>Hello<text:line-break/>world<text:line-break/><text:line-break/>Hello worl<text:line-break/>ello wor<text:line-break/>Hello</text:span></text:span></text:p>
      <text:p text:style-name="P11"><text:span text:style-name="Strong_20_Emphasis"><text:span text:style-name="T10">Example #</text:span></text:span><text:span text:style-name="Strong_20_Emphasis"><text:span text:style-name="T16">5</text:span></text:span><text:span text:style-name="Strong_20_Emphasis"><text:span text:style-name="T10"> </text:span></text:span><text:span text:style-name="Strong_20_Emphasis"><text:span text:style-name="T16">str_replace(‘,’,’-’,$string)</text:span></text:span></text:p>
      <text:p text:style-name="P2"><text:span text:style-name="Strong_20_Emphasis"><text:span text:style-name="T9"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6-30T12:57:25.334732200</dc:date>
    <meta:editing-duration>PT3H7M48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4" meta:paragraph-count="68" meta:word-count="315" meta:character-count="2596" meta:non-whitespace-character-count="2184"/>
  </office:meta>
</office:document-meta>
</file>